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igo estudiante: año, semestre,secuenci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E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ndres Osorio</meta:initial-creator>
    <meta:creation-date>2008-05-20T02:10:57</meta:creation-date>
    <dc:creator>Andres Osorio</dc:creator>
    <dc:date>2008-05-20T02:24:10</dc:date>
    <dc:language>es-ES</dc:language>
    <meta:editing-cycles>2</meta:editing-cycles>
    <meta:editing-duration>PT13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5" meta:character-count="42"/>
  </office:meta>
</office:document-meta>
</file>